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6c73a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3e1af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0pt" fo:language="nl" fo:country="NL" officeooo:paragraph-rsid="0183b5ef" fo:background-color="transparent" style:font-size-asian="10pt" style:language-asian="nl" style:country-asian="NL" style:font-name-complex="Bitstream Vera Sans" style:font-size-complex="10pt"/>
    </style:style>
    <style:style style:name="P15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style:font-name="Bitstream Vera Sans" fo:font-size="12pt" fo:language="nl" fo:country="NL" officeooo:paragraph-rsid="018ed953" fo:background-color="transparent" style:font-size-asian="12pt" style:language-asian="nl" style:country-asian="NL" style:font-name-complex="Bitstream Vera Sans" style:font-size-complex="12pt"/>
    </style:style>
    <style:style style:name="P17" style:family="paragraph" style:parent-style-name="Footnote">
      <style:text-properties officeooo:rsid="0522dfb5" officeooo:paragraph-rsid="0522dfb5"/>
    </style:style>
    <style:style style:name="P18" style:family="paragraph" style:parent-style-name="Standard">
      <style:paragraph-properties fo:text-align="center" style:justify-single-word="false" fo:padding="0.049cm" fo:border="0.06pt solid #000000" style:shadow="none" style:writing-mode="lr-tb"/>
    </style:style>
    <style:style style:name="P1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428e48"/>
    </style:style>
    <style:style style:name="P2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89d6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ed953" officeooo:paragraph-rsid="018ed95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2e5ade6" officeooo:paragraph-rsid="018ed95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c8680" officeooo:paragraph-rsid="019c868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62be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c5295" officeooo:paragraph-rsid="0186c40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8ed9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9d6f0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e63ed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a969cd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a006ce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a21bb4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c8680"/>
    </style:style>
    <style:style style:name="P37" style:family="paragraph" style:parent-style-name="Standard" style:list-style-name="L1">
      <style:text-properties fo:font-size="12pt" officeooo:paragraph-rsid="0189d6f0" style:font-size-asian="12pt" style:font-size-complex="12pt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c0c0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c868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142e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4ec18f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fo:language="nl" fo:country="NL" fo:font-style="normal" fo:font-weight="normal" officeooo:rsid="0172e4a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fo:language="nl" fo:country="NL" fo:font-style="normal" fo:font-weight="normal" officeooo:rsid="017c0c0e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" style:family="text">
      <style:text-properties fo:color="#000000" style:text-line-through-style="none" style:text-line-through-type="none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" style:family="text">
      <style:text-properties fo:color="#000000" style:text-line-through-style="none" style:text-line-through-type="none" fo:language="nl" fo:country="NL" fo:font-style="normal" style:text-underline-style="none" officeooo:rsid="01a6c28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3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3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3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3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3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3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3" fo:font-size="12pt" fo:language="nl" fo:country="NL" fo:font-style="normal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fo:color="#000000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35" style:family="text">
      <style:text-properties fo:color="#000000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36" style:family="text">
      <style:text-properties fo:color="#000000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3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fo:language="nl" fo:country="NL" fo:font-weight="normal" officeooo:rsid="005203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fo:language="nl" fo:country="NL" fo:font-weight="normal" officeooo:rsid="0097a0a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fo:language="nl" fo:country="NL" fo:font-weight="normal" officeooo:rsid="019b23b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2" style:family="text">
      <style:text-properties fo:color="#000000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3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fo:color="#000000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48" style:family="text">
      <style:text-properties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49" style:family="text">
      <style:text-properties style:text-line-through-style="none" style:text-line-through-type="none" style:font-name="Ubuntu3" fo:font-size="12pt" fo:font-style="normal" officeooo:rsid="0526a1ff" style:font-size-asian="12pt" style:font-style-asian="normal" style:font-size-complex="12pt" style:font-style-complex="normal"/>
    </style:style>
    <style:style style:name="T50" style:family="text">
      <style:text-properties style:text-line-through-style="none" style:text-line-through-type="none" fo:font-size="12pt" fo:font-style="normal" style:text-underline-style="none" officeooo:rsid="0526a1ff" style:font-size-asian="12pt" style:font-style-asian="normal" style:font-size-complex="12pt" style:font-style-complex="normal"/>
    </style:style>
    <style:style style:name="T51" style:family="text">
      <style:text-properties style:use-window-font-color="true" fo:font-size="12pt" style:text-underline-style="none" fo:font-weight="normal" officeooo:rsid="011636da" style:font-size-asian="12pt" style:font-weight-asian="normal" style:font-size-complex="12pt" style:font-weight-complex="normal"/>
    </style:style>
    <style:style style:name="T5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font-size="12pt" officeooo:rsid="05272449" style:font-size-asian="12pt" style:font-size-complex="12pt"/>
    </style:style>
    <style:style style:name="T54" style:family="text">
      <style:text-properties fo:font-size="12pt" officeooo:rsid="0526a1ff" style:font-size-asian="12pt" style:font-size-complex="12pt"/>
    </style:style>
    <style:style style:name="T55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officeooo:rsid="0181027b"/>
    </style:style>
    <style:style style:name="T60" style:family="text">
      <style:text-properties officeooo:rsid="0a142e78"/>
    </style:style>
    <style:style style:name="T6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Strong_20_Emphasis"><text:span text:style-name="T26">C</text:span></text:span><text:span text:style-name="Strong_20_Emphasis"><text:span text:style-name="T21">hecklist voor </text:span></text:span><text:span text:style-name="Strong_20_Emphasis"><text:span text:style-name="T22">het</text:span></text:span><text:span text:style-name="Strong_20_Emphasis"><text:span text:style-name="T21"> install</text:span></text:span><text:span text:style-name="Strong_20_Emphasis"><text:span text:style-name="T22">eren</text:span></text:span><text:span text:style-name="Strong_20_Emphasis"><text:span text:style-name="T21"> van </text:span></text:span><text:reference-mark-start text:name="Distributie"/><text:span text:style-name="Strong_20_Emphasis"><text:span text:style-name="T27">Ubunt</text:span></text:span><text:span text:style-name="Strong_20_Emphasis"><text:span text:style-name="T29">u</text:span></text:span><text:reference-mark-end text:name="Distributie"/><text:span text:style-name="Strong_20_Emphasis"><text:span text:style-name="T27"> </text:span></text:span><text:reference-mark-start text:name="Versie"/><text:span text:style-name="Strong_20_Emphasis"><text:span text:style-name="T27">1</text:span></text:span><text:span text:style-name="Strong_20_Emphasis"><text:span text:style-name="T30">8</text:span></text:span><text:span text:style-name="Strong_20_Emphasis"><text:span text:style-name="T27">.</text:span></text:span><text:span text:style-name="Strong_20_Emphasis"><text:span text:style-name="T30">04 LTS</text:span></text:span><text:reference-mark-end text:name="Versie"/><text:span text:style-name="Strong_20_Emphasis"><text:span text:style-name="T21"> </text:span></text:span><text:reference-mark-start text:name="Editie"/><text:span text:style-name="Strong_20_Emphasis"><text:span text:style-name="T23">desktop</text:span></text:span><text:reference-mark-end text:name="Editie"/><text:span text:style-name="Strong_20_Emphasis"><text:span text:style-name="T24"> </text:span></text:span><text:span text:style-name="Strong_20_Emphasis"><text:span text:style-name="T21">op </text:span></text:span><text:reference-mark-start text:name="Computernaam"/><text:span text:style-name="Strong_20_Emphasis"><text:span text:style-name="T31">pc-van-e</text:span></text:span><text:span text:style-name="Strong_20_Emphasis"><text:span text:style-name="T28">lla</text:span></text:span><text:reference-mark-end text:name="Computernaam"/><text:span text:style-name="T25">.</text:span></text:p>
      <text:p text:style-name="P2"/>
      <text:p text:style-name="P18"><text:span text:style-name="T37">Gebruik </text:span><text:span text:style-name="T40">deze checklist naast</text:span><text:span text:style-name="T37"> </text:span><text:span text:style-name="T1">Checklist</text:span><text:span text:style-name="T37"> </text:span><text:span text:style-name="T38">i</text:span><text:span text:style-name="T37">nstall</text:span><text:span text:style-name="T39">atie </text:span><text:span text:style-name="T39"><text:reference-ref text:reference-format="text" text:ref-name="Distributie">Ubuntu</text:reference-ref></text:span><text:span text:style-name="T37"><text:s/></text:span><text:span text:style-name="T37"><text:reference-ref text:reference-format="text" text:ref-name="Versie">18.04 LTS</text:reference-ref></text:span><text:span text:style-name="T37"><text:s/></text:span><text:span text:style-name="T37"><text:reference-ref text:reference-format="text" text:ref-name="Editie">desktop</text:reference-ref></text:span></text:p>
      <text:p text:style-name="P8"/>
      <text:p text:style-name="P3"><text:span text:style-name="T3">Kijk op</text:span><text:span text:style-name="T21"> </text:span><text:a xlink:type="simple" xlink:href="https://karelzimmer.nl/" text:style-name="Internet_20_link" text:visited-style-name="Visited_20_Internet_20_Link"><text:span text:style-name="Internet_20_link"><text:span text:style-name="T55">karelzimmer.nl</text:span></text:span></text:a><text:span text:style-name="T21"> </text:span><text:span text:style-name="T5">voor</text:span><text:span text:style-name="T4"> </text:span><text:span text:style-name="T52">deze en andere </text:span><text:span text:style-name="T6">checklists, scripts, en overige bestanden.</text:span></text:p>
      <text:p text:style-name="P15"/>
      <text:p text:style-name="P9"/>
      <text:p text:style-name="P10"><text:span text:style-name="Definition"><text:span text:style-name="T57">g</text:span></text:span><text:span text:style-name="Definition"><text:span text:style-name="T56">ebruiker</text:span></text:span><text:span text:style-name="T21"><text:tab/><text:tab/><text:tab/></text:span><text:span text:style-name="User_20_Entry"><text:span text:style-name="T45">Ella </text:span></text:span><text:span text:style-name="User_20_Entry"><text:span text:style-name="T46">So</text:span></text:span><text:span text:style-name="User_20_Entry"><text:span text:style-name="T42">e</text:span></text:span><text:span text:style-name="User_20_Entry"><text:span text:style-name="T46">tekouw</text:span></text:span></text:p>
      <text:p text:style-name="P11"><text:span text:style-name="Definition"><text:span text:style-name="T57">g</text:span></text:span><text:span text:style-name="Definition"><text:span text:style-name="T56">ebruikersnaam</text:span></text:span><text:span text:style-name="T21"><text:tab/></text:span><text:span text:style-name="User_20_Entry"><text:span text:style-name="T46">ella</text:span></text:span></text:p>
      <text:p text:style-name="P13"><text:span text:style-name="Definition"><text:span text:style-name="T57">c</text:span></text:span><text:span text:style-name="Definition"><text:span text:style-name="T56">omputernaam<text:tab/></text:span></text:span><text:span text:style-name="User_20_Entry"><text:span text:style-name="T41"><text:reference-ref text:reference-format="text" text:ref-name="Computernaam">pc-van-ella</text:reference-ref></text:span></text:span></text:p>
      <text:p text:style-name="P12"><text:span text:style-name="Definition"><text:span text:style-name="T57">o</text:span></text:span><text:span text:style-name="Definition"><text:span text:style-name="T58">pstartmenu</text:span></text:span><text:span text:style-name="T21"><text:tab/><text:tab/></text:span><text:span text:style-name="User_20_Entry"><text:span text:style-name="T43">F12</text:span></text:span></text:p>
      <text:p text:style-name="P12"><text:span text:style-name="Definition"><text:span text:style-name="T57">i</text:span></text:span><text:span text:style-name="Definition"><text:span text:style-name="T58">nstellingen</text:span></text:span><text:span text:style-name="T21"><text:tab/><text:tab/></text:span><text:span text:style-name="User_20_Entry"><text:span text:style-name="T44">F2</text:span></text:span></text:p>
      <text:p text:style-name="P6"><text:span text:style-name="Definition"><text:span text:style-name="T57"/></text:span></text:p>
      <text:p text:style-name="P5"/>
      <text:list xml:id="list291981416" text:style-name="L1">
        <text:list-item>
          <text:p text:style-name="P37">Installatie voorbereiden</text:p>
          <text:p text:style-name="P20"/>
          <text:list>
            <text:list-item>
              <text:p text:style-name="P26">Volg <text:span text:style-name="T59">Checklist installatie </text:span><text:span text:style-name="T59"><text:reference-ref text:reference-format="text" text:ref-name="Distributie">Ubuntu</text:reference-ref></text:span><text:span text:style-name="T59"><text:s/></text:span><text:span text:style-name="T59"><text:reference-ref text:reference-format="text" text:ref-name="Versie">18.04 LTS</text:reference-ref></text:span><text:span text:style-name="T59"><text:s/></text:span><text:span text:style-name="T59"><text:reference-ref text:reference-format="text" text:ref-name="Editie">desktop</text:reference-ref></text:span><text:span text:style-name="T59">.</text:span></text:p>
              <text:p text:style-name="P21"/>
              <text:p text:style-name="P21"/>
            </text:list-item>
          </text:list>
        </text:list-item>
        <text:list-item>
          <text:p text:style-name="P31"><text:span text:style-name="T32">Installatie uitvoeren</text:span><text:line-break/></text:p>
          <text:list>
            <text:list-item>
              <text:p text:style-name="P32"><text:span text:style-name="T10">Volg </text:span><text:span text:style-name="T11">Checklist installatie </text:span><text:span text:style-name="T11"><text:reference-ref text:reference-format="text" text:ref-name="Distributie">Ubuntu</text:reference-ref></text:span><text:span text:style-name="T11"><text:s/></text:span><text:span text:style-name="T11"><text:reference-ref text:reference-format="text" text:ref-name="Versie">18.04 LTS</text:reference-ref></text:span><text:span text:style-name="T11"><text:s/></text:span><text:span text:style-name="T11"><text:reference-ref text:reference-format="text" text:ref-name="Editie">desktop</text:reference-ref></text:span><text:span text:style-name="T11">.</text:span></text:p>
              <text:p text:style-name="P27"/>
            </text:list-item>
            <text:list-item>
              <text:p text:style-name="P33"><text:span text:style-name="T7">Deze laptop heeft een UK-toetsenbord.<text:line-break/>Wijzig daarom de Tekstinvoer via </text:span><text:span text:style-name="T8">het </text:span><text:span text:style-name="Strong_20_Emphasis"><text:span text:style-name="T13">activiteiten-overzicht</text:span></text:span><text:span text:style-name="Strong_20_Emphasis"><text:span text:style-name="T13"><text:note text:id="ftn1" text:note-class="footnote"><text:note-citation>1</text:note-citation><text:note-body><text:p text:style-name="Footnote"><text:span text:style-name="T60">K</text:span>lik op <text:span text:style-name="T61">Activiteiten</text:span> (linksboven) of druk kort op de Windows/Apple-toets</text:p></text:note-body></text:note></text:span></text:span><text:span text:style-name="T7">, zoek </text:span><text:span text:style-name="User_20_Entry"><text:span text:style-name="T16">r</text:span></text:span><text:span text:style-name="User_20_Entry"><text:span text:style-name="T15">e</text:span></text:span><text:span text:style-name="User_20_Entry"><text:span text:style-name="T16">g</text:span></text:span><text:span text:style-name="T7"> en klik op </text:span><text:span text:style-name="Strong_20_Emphasis"><text:span text:style-name="T18">Region &amp; Language</text:span></text:span><text:span text:style-name="T7">.</text:span></text:p>
            </text:list-item>
            <text:list-item>
              <text:p text:style-name="P34"><text:span text:style-name="T7">Onder </text:span><text:span text:style-name="Strong_20_Emphasis"><text:span text:style-name="T18">I</text:span></text:span><text:span text:style-name="Strong_20_Emphasis"><text:span text:style-name="T17">nvoerbron</text:span></text:span><text:span text:style-name="T7"> </text:span><text:span text:style-name="T8">selecteer beide regeles met</text:span><text:span text:style-name="T7"> </text:span><text:span text:style-name="Strong_20_Emphasis"><text:span text:style-name="T17">Engels (VS</text:span></text:span><text:span text:style-name="Strong_20_Emphasis"><text:span text:style-name="T20">)</text:span></text:span><text:span text:style-name="T7"> en </text:span><text:span text:style-name="T8">klik </text:span><text:span text:style-name="T7">vervolgens op </text:span><text:span text:style-name="Strong_20_Emphasis"><text:span text:style-name="T17">–</text:span></text:span><text:span text:style-name="T7"> </text:span><text:span text:style-name="T12">(min-teken) </text:span><text:span text:style-name="T7">om deze te verwijderen.</text:span></text:p>
            </text:list-item>
            <text:list-item>
              <text:p text:style-name="P35"><text:span text:style-name="T7">Klik daarna op </text:span><text:span text:style-name="Strong_20_Emphasis"><text:span text:style-name="T17">+</text:span></text:span><text:span text:style-name="T7"> </text:span><text:span text:style-name="T12">(plus-teken) </text:span><text:span text:style-name="T7">en voeg toe </text:span><text:span text:style-name="Strong_20_Emphasis"><text:span text:style-name="T17">Engels (GB)</text:span></text:span><text:span text:style-name="T7">. </text:span></text:p>
            </text:list-item>
            <text:list-item>
              <text:p text:style-name="P35"><text:span text:style-name="T9">Sluit het scherm </text:span><text:span text:style-name="Strong_20_Emphasis"><text:span text:style-name="T19">Regio en taal</text:span></text:span><text:span text:style-name="T9">.</text:span></text:p>
              <text:p text:style-name="P28"/>
              <text:p text:style-name="P28"/>
            </text:list-item>
          </text:list>
        </text:list-item>
        <text:list-item>
          <text:p text:style-name="P22">Installatie afronden</text:p>
          <text:p text:style-name="P29"><text:span text:style-name="Emphasis"><text:span text:style-name="T47"/></text:span></text:p>
          <text:list>
            <text:list-item>
              <text:p text:style-name="P36"><text:span text:style-name="T10">Volg </text:span><text:span text:style-name="T11">Checklist installatie </text:span><text:span text:style-name="T11"><text:reference-ref text:reference-format="text" text:ref-name="Distributie">Ubuntu</text:reference-ref></text:span><text:span text:style-name="T11"><text:s/></text:span><text:span text:style-name="T11"><text:reference-ref text:reference-format="text" text:ref-name="Versie">18.04 LTS</text:reference-ref></text:span><text:span text:style-name="T11"><text:s/></text:span><text:span text:style-name="T11"><text:reference-ref text:reference-format="text" text:ref-name="Editie">desktop</text:reference-ref></text:span><text:span text:style-name="T11">.</text:span><text:span text:style-name="T14"><text:line-break/></text:span></text:p>
            </text:list-item>
          </text:list>
        </text:list-item>
      </text:list>
      <text:p text:style-name="P4"/>
      <text:list xml:id="list100254136437431" text:continue-numbering="true" text:style-name="L1">
        <text:list-item>
          <text:p text:style-name="P23">Gebruiker inrichten</text:p>
          <text:p text:style-name="P30"><text:span text:style-name="Emphasis"><text:span text:style-name="T47"/></text:span></text:p>
          <text:list>
            <text:list-item>
              <text:p text:style-name="P36"><text:span text:style-name="T10">Volg </text:span><text:span text:style-name="T11">Checklist installatie </text:span><text:span text:style-name="T11"><text:reference-ref text:reference-format="text" text:ref-name="Distributie">Ubuntu</text:reference-ref></text:span><text:span text:style-name="T11"><text:s/></text:span><text:span text:style-name="T11"><text:reference-ref text:reference-format="text" text:ref-name="Versie">18.04 LTS</text:reference-ref></text:span><text:span text:style-name="T11"><text:s/></text:span><text:span text:style-name="T11"><text:reference-ref text:reference-format="text" text:ref-name="Editie">desktop</text:reference-ref></text:span><text:span text:style-name="T11">.</text:span><text:span text:style-name="T14"><text:tab/></text:span></text:p>
            </text:list-item>
          </text:list>
        </text:list-item>
      </text:list>
      <text:p text:style-name="P16"/>
      <text:list xml:id="list100252966977309" text:continue-numbering="true" text:style-name="L1">
        <text:list-header>
          <text:p text:style-name="P24"/>
        </text:list-header>
      </text:list>
      <text:p text:style-name="P14"><text:span text:style-name="T34">De installatie van </text:span><text:span text:style-name="T34"><text:reference-ref text:reference-format="text" text:ref-name="Distributie">Ubuntu</text:reference-ref></text:span><text:span text:style-name="T34"><text:s/></text:span><text:span text:style-name="T35"><text:reference-ref text:reference-format="text" text:ref-name="Versie">18.04 LTS</text:reference-ref></text:span><text:span text:style-name="T34"><text:s/></text:span><text:span text:style-name="T34"><text:reference-ref text:reference-format="text" text:ref-name="Editie">desktop</text:reference-ref></text:span><text:span text:style-name="T34"><text:s/></text:span><text:span text:style-name="T36">op </text:span><text:span text:style-name="T36"><text:reference-ref text:reference-format="text" text:ref-name="Computernaam">pc-van-ella</text:reference-ref></text:span><text:span text:style-name="T36"><text:s/></text:span><text:span text:style-name="T34">is voltooid.</text:span></text:p>
      <text:p text:style-name="P14"><text:span text:style-name="T51"><text:line-break/>Einde c</text:span><text:span text:style-name="T33">hecklist.</text:span></text:p>
      <text:list xml:id="list100253476084869" text:continue-numbering="true" text:style-name="L1">
        <text:list-header>
          <text:p text:style-name="P25"/>
        </text:list-header>
      </text:list>
      <text:p text:style-name="P7"><text:span text:style-name="T53">Deze c</text:span><text:span text:style-name="T54">hecklist is g</text:span><text:span text:style-name="T50">emaakt door Karel Zimmer</text:span><text:span text:style-name="Strong_20_Emphasis"><text:span text:style-name="T48"> </text:span></text:span><text:span text:style-name="T50">(</text:span><text:a xlink:type="simple" xlink:href="https://karelzimmer.nl/" text:style-name="Internet_20_link" text:visited-style-name="Visited_20_Internet_20_Link"><text:span text:style-name="Internet_20_link"><text:span text:style-name="T49">karelzimmer.nl</text:span></text:span></text:a><text:span text:style-name="T50">, </text:span><text:a xlink:type="simple" xlink:href="mailto:info@karelzimmer.nl" text:style-name="Internet_20_link" text:visited-style-name="Visited_20_Internet_20_Link">info@karelzimmer.nl</text:a><text:span text:style-name="T50">).</text:span><text:span text:style-name="Strong_20_Emphasis"><text:span text:style-name="T48"><text:note text:id="ftn2" text:note-class="footnote"><text:note-citation text:label="©">©</text:note-citation><text:note-body><text:p text:style-name="P17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8.04 LTS desktop pc-van-ella</text:file-name><text:tab/><text:date style:data-style-name="N36" text:date-value="2019-12-18T10:02:52.853745007">18-12-2019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18T10:02:52.785277890</dc:date>
    <meta:printed-by>Karel Zimmer</meta:printed-by>
    <meta:print-date>2012-07-13T13:55:28</meta:print-date>
    <meta:keyword>Installatie</meta:keyword>
    <meta:keyword>Checklist</meta:keyword>
    <meta:keyword>Linux</meta:keyword>
    <meta:editing-cycles>3004</meta:editing-cycles>
    <meta:editing-duration>P7DT3H47M21S</meta:editing-duration>
    <dc:creator>Karel Zimmer</dc:creator>
    <meta:document-statistic meta:table-count="0" meta:image-count="0" meta:object-count="0" meta:page-count="1" meta:paragraph-count="27" meta:word-count="202" meta:character-count="1424" meta:non-whitespace-character-count="1250"/>
    <meta:user-defined meta:name="Info 1"/>
    <meta:user-defined meta:name="Info 2"/>
    <meta:user-defined meta:name="Info 3"/>
    <meta:user-defined meta:name="Info 4"/>
  </office:meta>
</office:document-meta>
</file>